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0b9" officeooo:paragraph-rsid="001790b9"/>
    </style:style>
    <style:style style:name="P2" style:family="paragraph" style:parent-style-name="Standard">
      <style:text-properties officeooo:rsid="00193b2f" officeooo:paragraph-rsid="00193b2f"/>
    </style:style>
    <style:style style:name="P3" style:family="paragraph" style:parent-style-name="Standard">
      <style:text-properties officeooo:rsid="001af883" officeooo:paragraph-rsid="001af883"/>
    </style:style>
    <style:style style:name="P4" style:family="paragraph" style:parent-style-name="Standard">
      <style:text-properties officeooo:rsid="001790b9" officeooo:paragraph-rsid="001790b9"/>
    </style:style>
    <style:style style:name="T1" style:family="text">
      <style:text-properties officeooo:rsid="00193b2f"/>
    </style:style>
    <style:style style:name="T2" style:family="text">
      <style:text-properties officeooo:rsid="001af883"/>
    </style:style>
    <style:style style:name="T3" style:family="text">
      <style:text-properties officeooo:rsid="001b06cf"/>
    </style:style>
    <style:style style:name="T4" style:family="text">
      <style:text-properties officeooo:rsid="001c7f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In this graph we plotted the <text:span text:style-name="T1">rolling annualized volatility based on weekly returns over a 2 year rolling window. We observe that the volatility of our chosen stock dominates the volatility of the market at each point in time. This indicates that the stock is riskier than the market at all times. Note, that the volatility graph of the market coincides with the volatility graph of the stock </text:span><text:span text:style-name="T3">for the last 1 ½ years</text:span><text:span text:style-name="T1">. In general it is fair to say that the distance between the volatility level of the stock and the market got smaller as time went on. During the end of the second quarter </text:span><text:span text:style-name="T2">of 2020</text:span><text:span text:style-name="T1"> the volatility levels where almost the same. </text:span><text:span text:style-name="T3">We observe that </text:span><text:span text:style-name="T4">after the volatility shock that was mainly caused by the covid pandemic, the baseline volatility for both instruments stayed at a very high level for the rest of the year.</text:span></text:p>
      <text:p text:style-name="P1"/>
      <text:p text:style-name="P2">At last, we plot the correlation of the stock with the market over time. This was done by computing the correlation of weekly returns over a 2 year rolling window.</text:p>
      <text:p text:style-name="P3">We observe that the correlation of returns is very high. At some <text:span text:style-name="T3">levels </text:span><text:span text:style-name="T4">reaches more than 9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19:16:43.097891409</meta:creation-date>
    <dc:date>2021-11-13T12:36:10.204360811</dc:date>
    <meta:editing-duration>P2DT4H2M19S</meta:editing-duration>
    <meta:editing-cycles>2</meta:editing-cycles>
    <meta:generator>LibreOffice/6.4.7.2$Linux_X86_64 LibreOffice_project/40$Build-2</meta:generator>
    <meta:document-statistic meta:table-count="0" meta:image-count="0" meta:object-count="0" meta:page-count="1" meta:paragraph-count="3" meta:word-count="196" meta:character-count="1084" meta:non-whitespace-character-count="890"/>
  </office:meta>
</office:document-meta>
</file>